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(4*SQRT([.A1])-2)/[.A1]" office:value-type="float" office:value="2" calcext:value-type="float">
            <text:p>2</text:p>
          </table:table-cell>
          <table:table-cell table:formula="of:=(1/[.A1])+(1-0.577)+[.B1]" office:value-type="float" office:value="3.423" calcext:value-type="float">
            <text:p>3.4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4*SQRT([.A2])-2)/[.A2]" office:value-type="float" office:value="1.82842712474619" calcext:value-type="float">
            <text:p>1.82842712474619</text:p>
          </table:table-cell>
          <table:table-cell table:formula="of:=(1/[.A2])+(1-0.577)+[.B2]" office:value-type="float" office:value="2.75142712474619" calcext:value-type="float">
            <text:p>2.751427124746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4*SQRT([.A3])-2)/[.A3]" office:value-type="float" office:value="1.64273441009184" calcext:value-type="float">
            <text:p>1.64273441009184</text:p>
          </table:table-cell>
          <table:table-cell table:formula="of:=(1/[.A3])+(1-0.577)+[.B3]" office:value-type="float" office:value="2.39906774342517" calcext:value-type="float">
            <text:p>2.399067743425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4*SQRT([.A4])-2)/[.A4]" office:value-type="float" office:value="1.5" calcext:value-type="float">
            <text:p>1.5</text:p>
          </table:table-cell>
          <table:table-cell table:formula="of:=(1/[.A4])+(1-0.577)+[.B4]" office:value-type="float" office:value="2.173" calcext:value-type="float">
            <text:p>2.1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4*SQRT([.A5])-2)/[.A5]" office:value-type="float" office:value="1.38885438199983" calcext:value-type="float">
            <text:p>1.38885438199983</text:p>
          </table:table-cell>
          <table:table-cell table:formula="of:=(1/[.A5])+(1-0.577)+[.B5]" office:value-type="float" office:value="2.01185438199983" calcext:value-type="float">
            <text:p>2.011854381999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4*SQRT([.A6])-2)/[.A6]" office:value-type="float" office:value="1.29965982852212" calcext:value-type="float">
            <text:p>1.29965982852212</text:p>
          </table:table-cell>
          <table:table-cell table:formula="of:=(1/[.A6])+(1-0.577)+[.B6]" office:value-type="float" office:value="1.88932649518879" calcext:value-type="float">
            <text:p>1.889326495188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4*SQRT([.A7])-2)/[.A7]" office:value-type="float" office:value="1.22614360632262" calcext:value-type="float">
            <text:p>1.22614360632262</text:p>
          </table:table-cell>
          <table:table-cell table:formula="of:=(1/[.A7])+(1-0.577)+[.B7]" office:value-type="float" office:value="1.79200074917977" calcext:value-type="float">
            <text:p>1.792000749179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4*SQRT([.A8])-2)/[.A8]" office:value-type="float" office:value="1.1642135623731" calcext:value-type="float">
            <text:p>1.1642135623731</text:p>
          </table:table-cell>
          <table:table-cell table:formula="of:=(1/[.A8])+(1-0.577)+[.B8]" office:value-type="float" office:value="1.7122135623731" calcext:value-type="float">
            <text:p>1.71221356237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4*SQRT([.A9])-2)/[.A9]" office:value-type="float" office:value="1.11111111111111" calcext:value-type="float">
            <text:p>1.11111111111111</text:p>
          </table:table-cell>
          <table:table-cell table:formula="of:=(1/[.A9])+(1-0.577)+[.B9]" office:value-type="float" office:value="1.64522222222222" calcext:value-type="float">
            <text:p>1.645222222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4*SQRT([.A10])-2)/[.A10]" office:value-type="float" office:value="1.06491106406735" calcext:value-type="float">
            <text:p>1.06491106406735</text:p>
          </table:table-cell>
          <table:table-cell table:formula="of:=(1/[.A10])+(1-0.577)+[.B10]" office:value-type="float" office:value="1.58791106406735" calcext:value-type="float">
            <text:p>1.587911064067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4*SQRT([.A11])-2)/[.A11]" office:value-type="float" office:value="1.02422719649287" calcext:value-type="float">
            <text:p>1.02422719649287</text:p>
          </table:table-cell>
          <table:table-cell table:formula="of:=(1/[.A11])+(1-0.577)+[.B11]" office:value-type="float" office:value="1.53813628740196" calcext:value-type="float">
            <text:p>1.538136287401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4*SQRT([.A12])-2)/[.A12]" office:value-type="float" office:value="0.988033871712585" calcext:value-type="float">
            <text:p>0.988033871712585</text:p>
          </table:table-cell>
          <table:table-cell table:formula="of:=(1/[.A12])+(1-0.577)+[.B12]" office:value-type="float" office:value="1.49436720504592" calcext:value-type="float">
            <text:p>1.494367205045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4*SQRT([.A13])-2)/[.A13]" office:value-type="float" office:value="0.955554238604304" calcext:value-type="float">
            <text:p>0.955554238604304</text:p>
          </table:table-cell>
          <table:table-cell table:formula="of:=(1/[.A13])+(1-0.577)+[.B13]" office:value-type="float" office:value="1.45547731552738" calcext:value-type="float">
            <text:p>1.455477315527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4*SQRT([.A14])-2)/[.A14]" office:value-type="float" office:value="0.926187824792555" calcext:value-type="float">
            <text:p>0.926187824792555</text:p>
          </table:table-cell>
          <table:table-cell table:formula="of:=(1/[.A14])+(1-0.577)+[.B14]" office:value-type="float" office:value="1.42061639622113" calcext:value-type="float">
            <text:p>1.420616396221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4*SQRT([.A15])-2)/[.A15]" office:value-type="float" office:value="0.899462225655311" calcext:value-type="float">
            <text:p>0.899462225655311</text:p>
          </table:table-cell>
          <table:table-cell table:formula="of:=(1/[.A15])+(1-0.577)+[.B15]" office:value-type="float" office:value="1.38912889232198" calcext:value-type="float">
            <text:p>1.389128892321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4*SQRT([.A16])-2)/[.A16]" office:value-type="float" office:value="0.875" calcext:value-type="float">
            <text:p>0.875</text:p>
          </table:table-cell>
          <table:table-cell table:formula="of:=(1/[.A16])+(1-0.577)+[.B16]" office:value-type="float" office:value="1.3605" calcext:value-type="float">
            <text:p>1.36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4*SQRT([.A17])-2)/[.A17]" office:value-type="float" office:value="0.852495441321802" calcext:value-type="float">
            <text:p>0.852495441321802</text:p>
          </table:table-cell>
          <table:table-cell table:formula="of:=(1/[.A17])+(1-0.577)+[.B17]" office:value-type="float" office:value="1.33431897073357" calcext:value-type="float">
            <text:p>1.334318970733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4*SQRT([.A18])-2)/[.A18]" office:value-type="float" office:value="0.831697930470952" calcext:value-type="float">
            <text:p>0.831697930470952</text:p>
          </table:table-cell>
          <table:table-cell table:formula="of:=(1/[.A18])+(1-0.577)+[.B18]" office:value-type="float" office:value="1.31025348602651" calcext:value-type="float">
            <text:p>1.310253486026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4*SQRT([.A19])-2)/[.A19]" office:value-type="float" office:value="0.81239977758751" calcext:value-type="float">
            <text:p>0.81239977758751</text:p>
          </table:table-cell>
          <table:table-cell table:formula="of:=(1/[.A19])+(1-0.577)+[.B19]" office:value-type="float" office:value="1.28803135653488" calcext:value-type="float">
            <text:p>1.288031356534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4*SQRT([.A20])-2)/[.A20]" office:value-type="float" office:value="0.794427190999916" calcext:value-type="float">
            <text:p>0.794427190999916</text:p>
          </table:table-cell>
          <table:table-cell table:formula="of:=(1/[.A20])+(1-0.577)+[.B20]" office:value-type="float" office:value="1.26742719099992" calcext:value-type="float">
            <text:p>1.267427190999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4*SQRT([.A21])-2)/[.A21]" office:value-type="float" office:value="0.777633465705874" calcext:value-type="float">
            <text:p>0.777633465705874</text:p>
          </table:table-cell>
          <table:table-cell table:formula="of:=(1/[.A21])+(1-0.577)+[.B21]" office:value-type="float" office:value="1.24825251332492" calcext:value-type="float">
            <text:p>1.248252513324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4*SQRT([.A22])-2)/[.A22]" office:value-type="float" office:value="0.761893774513351" calcext:value-type="float">
            <text:p>0.761893774513351</text:p>
          </table:table-cell>
          <table:table-cell table:formula="of:=(1/[.A22])+(1-0.577)+[.B22]" office:value-type="float" office:value="1.2303483199679" calcext:value-type="float">
            <text:p>1.23034831996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4*SQRT([.A23])-2)/[.A23]" office:value-type="float" office:value="0.747101134489169" calcext:value-type="float">
            <text:p>0.747101134489169</text:p>
          </table:table-cell>
          <table:table-cell table:formula="of:=(1/[.A23])+(1-0.577)+[.B23]" office:value-type="float" office:value="1.21357939535873" calcext:value-type="float">
            <text:p>1.213579395358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4*SQRT([.A24])-2)/[.A24]" office:value-type="float" office:value="0.733163247594393" calcext:value-type="float">
            <text:p>0.733163247594393</text:p>
          </table:table-cell>
          <table:table-cell table:formula="of:=(1/[.A24])+(1-0.577)+[.B24]" office:value-type="float" office:value="1.19782991426106" calcext:value-type="float">
            <text:p>1.197829914261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4*SQRT([.A25])-2)/[.A25]" office:value-type="float" office:value="0.72" calcext:value-type="float">
            <text:p>0.72</text:p>
          </table:table-cell>
          <table:table-cell table:formula="of:=(1/[.A25])+(1-0.577)+[.B25]" office:value-type="float" office:value="1.183" calcext:value-type="float">
            <text:p>1.1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4*SQRT([.A26])-2)/[.A26]" office:value-type="float" office:value="0.707541463629659" calcext:value-type="float">
            <text:p>0.707541463629659</text:p>
          </table:table-cell>
          <table:table-cell table:formula="of:=(1/[.A26])+(1-0.577)+[.B26]" office:value-type="float" office:value="1.1690030020912" calcext:value-type="float">
            <text:p>1.16900300209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4*SQRT([.A27])-2)/[.A27]" office:value-type="float" office:value="0.695726284845427" calcext:value-type="float">
            <text:p>0.695726284845427</text:p>
          </table:table-cell>
          <table:table-cell table:formula="of:=(1/[.A27])+(1-0.577)+[.B27]" office:value-type="float" office:value="1.15576332188246" calcext:value-type="float">
            <text:p>1.155763321882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4*SQRT([.A28])-2)/[.A28]" office:value-type="float" office:value="0.684500374589883" calcext:value-type="float">
            <text:p>0.684500374589883</text:p>
          </table:table-cell>
          <table:table-cell table:formula="of:=(1/[.A28])+(1-0.577)+[.B28]" office:value-type="float" office:value="1.14321466030417" calcext:value-type="float">
            <text:p>1.143214660304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4*SQRT([.A29])-2)/[.A29]" office:value-type="float" office:value="0.673815835466828" calcext:value-type="float">
            <text:p>0.673815835466828</text:p>
          </table:table-cell>
          <table:table-cell table:formula="of:=(1/[.A29])+(1-0.577)+[.B29]" office:value-type="float" office:value="1.13129859408752" calcext:value-type="float">
            <text:p>1.131298594087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4*SQRT([.A30])-2)/[.A30]" office:value-type="float" office:value="0.663630076673555" calcext:value-type="float">
            <text:p>0.663630076673555</text:p>
          </table:table-cell>
          <table:table-cell table:formula="of:=(1/[.A30])+(1-0.577)+[.B30]" office:value-type="float" office:value="1.11996341000689" calcext:value-type="float">
            <text:p>1.119963410006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4*SQRT([.A31])-2)/[.A31]" office:value-type="float" office:value="0.653905079074842" calcext:value-type="float">
            <text:p>0.653905079074842</text:p>
          </table:table-cell>
          <table:table-cell table:formula="of:=(1/[.A31])+(1-0.577)+[.B31]" office:value-type="float" office:value="1.10916314359097" calcext:value-type="float">
            <text:p>1.109163143590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4*SQRT([.A32])-2)/[.A32]" office:value-type="float" office:value="0.644606781186548" calcext:value-type="float">
            <text:p>0.644606781186548</text:p>
          </table:table-cell>
          <table:table-cell table:formula="of:=(1/[.A32])+(1-0.577)+[.B32]" office:value-type="float" office:value="1.09885678118655" calcext:value-type="float">
            <text:p>1.098856781186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4*SQRT([.A33])-2)/[.A33]" office:value-type="float" office:value="0.635704563216731" calcext:value-type="float">
            <text:p>0.635704563216731</text:p>
          </table:table-cell>
          <table:table-cell table:formula="of:=(1/[.A33])+(1-0.577)+[.B33]" office:value-type="float" office:value="1.08900759351976" calcext:value-type="float">
            <text:p>1.089007593519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4*SQRT([.A34])-2)/[.A34]" office:value-type="float" office:value="0.627170811158271" calcext:value-type="float">
            <text:p>0.627170811158271</text:p>
          </table:table-cell>
          <table:table-cell table:formula="of:=(1/[.A34])+(1-0.577)+[.B34]" office:value-type="float" office:value="1.07958257586415" calcext:value-type="float">
            <text:p>1.079582575864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4*SQRT([.A35])-2)/[.A35]" office:value-type="float" office:value="0.618980546639956" calcext:value-type="float">
            <text:p>0.618980546639956</text:p>
          </table:table-cell>
          <table:table-cell table:formula="of:=(1/[.A35])+(1-0.577)+[.B35]" office:value-type="float" office:value="1.07055197521138" calcext:value-type="float">
            <text:p>1.070551975211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4*SQRT([.A36])-2)/[.A36]" office:value-type="float" office:value="0.611111111111111" calcext:value-type="float">
            <text:p>0.611111111111111</text:p>
          </table:table-cell>
          <table:table-cell table:formula="of:=(1/[.A36])+(1-0.577)+[.B36]" office:value-type="float" office:value="1.06188888888889" calcext:value-type="float">
            <text:p>1.061888888888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4*SQRT([.A37])-2)/[.A37]" office:value-type="float" office:value="0.603541895167375" calcext:value-type="float">
            <text:p>0.603541895167375</text:p>
          </table:table-cell>
          <table:table-cell table:formula="of:=(1/[.A37])+(1-0.577)+[.B37]" office:value-type="float" office:value="1.0535689221944" calcext:value-type="float">
            <text:p>1.05356892219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4*SQRT([.A38])-2)/[.A38]" office:value-type="float" office:value="0.596254105575682" calcext:value-type="float">
            <text:p>0.596254105575682</text:p>
          </table:table-cell>
          <table:table-cell table:formula="of:=(1/[.A38])+(1-0.577)+[.B38]" office:value-type="float" office:value="1.04556989504937" calcext:value-type="float">
            <text:p>1.045569895049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4*SQRT([.A39])-2)/[.A39]" office:value-type="float" office:value="0.589230563938297" calcext:value-type="float">
            <text:p>0.589230563938297</text:p>
          </table:table-cell>
          <table:table-cell table:formula="of:=(1/[.A39])+(1-0.577)+[.B39]" office:value-type="float" office:value="1.03787158957932" calcext:value-type="float">
            <text:p>1.037871589579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4*SQRT([.A40])-2)/[.A40]" office:value-type="float" office:value="0.582455532033676" calcext:value-type="float">
            <text:p>0.582455532033676</text:p>
          </table:table-cell>
          <table:table-cell table:formula="of:=(1/[.A40])+(1-0.577)+[.B40]" office:value-type="float" office:value="1.03045553203368" calcext:value-type="float">
            <text:p>1.030455532033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4*SQRT([.A41])-2)/[.A41]" office:value-type="float" office:value="0.575914559749546" calcext:value-type="float">
            <text:p>0.575914559749546</text:p>
          </table:table-cell>
          <table:table-cell table:formula="of:=(1/[.A41])+(1-0.577)+[.B41]" office:value-type="float" office:value="1.02330480365199" calcext:value-type="float">
            <text:p>1.023304803651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4*SQRT([.A42])-2)/[.A42]" office:value-type="float" office:value="0.56959435222932" calcext:value-type="float">
            <text:p>0.56959435222932</text:p>
          </table:table-cell>
          <table:table-cell table:formula="of:=(1/[.A42])+(1-0.577)+[.B42]" office:value-type="float" office:value="1.01640387603884" calcext:value-type="float">
            <text:p>1.016403876038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4*SQRT([.A43])-2)/[.A43]" office:value-type="float" office:value="0.563482653423442" calcext:value-type="float">
            <text:p>0.563482653423442</text:p>
          </table:table-cell>
          <table:table-cell table:formula="of:=(1/[.A43])+(1-0.577)+[.B43]" office:value-type="float" office:value="1.00973846737693" calcext:value-type="float">
            <text:p>1.009738467376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4*SQRT([.A44])-2)/[.A44]" office:value-type="float" office:value="0.557568143700982" calcext:value-type="float">
            <text:p>0.557568143700982</text:p>
          </table:table-cell>
          <table:table-cell table:formula="of:=(1/[.A44])+(1-0.577)+[.B44]" office:value-type="float" office:value="1.00329541642825" calcext:value-type="float">
            <text:p>1.003295416428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4*SQRT([.A45])-2)/[.A45]" office:value-type="float" office:value="0.5518403495555" calcext:value-type="float">
            <text:p>0.5518403495555</text:p>
          </table:table-cell>
          <table:table-cell table:formula="of:=(1/[.A45])+(1-0.577)+[.B45]" office:value-type="float" office:value="0.997062571777722" calcext:value-type="float">
            <text:p>0.9970625717777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4*SQRT([.A46])-2)/[.A46]" office:value-type="float" office:value="0.546289563750023" calcext:value-type="float">
            <text:p>0.546289563750023</text:p>
          </table:table-cell>
          <table:table-cell table:formula="of:=(1/[.A46])+(1-0.577)+[.B46]" office:value-type="float" office:value="0.991028694184806" calcext:value-type="float">
            <text:p>0.9910286941848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4*SQRT([.A47])-2)/[.A47]" office:value-type="float" office:value="0.540906774502216" calcext:value-type="float">
            <text:p>0.540906774502216</text:p>
          </table:table-cell>
          <table:table-cell table:formula="of:=(1/[.A47])+(1-0.577)+[.B47]" office:value-type="float" office:value="0.985183370246897" calcext:value-type="float">
            <text:p>0.9851833702468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4*SQRT([.A48])-2)/[.A48]" office:value-type="float" office:value="0.535683602522959" calcext:value-type="float">
            <text:p>0.535683602522959</text:p>
          </table:table-cell>
          <table:table-cell table:formula="of:=(1/[.A48])+(1-0.577)+[.B48]" office:value-type="float" office:value="0.979516935856293" calcext:value-type="float">
            <text:p>0.9795169358562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4*SQRT([.A49])-2)/[.A49]" office:value-type="float" office:value="0.530612244897959" calcext:value-type="float">
            <text:p>0.530612244897959</text:p>
          </table:table-cell>
          <table:table-cell table:formula="of:=(1/[.A49])+(1-0.577)+[.B49]" office:value-type="float" office:value="0.974020408163265" calcext:value-type="float">
            <text:p>0.9740204081632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4*SQRT([.A50])-2)/[.A50]" office:value-type="float" office:value="0.525685424949238" calcext:value-type="float">
            <text:p>0.525685424949238</text:p>
          </table:table-cell>
          <table:table-cell table:formula="of:=(1/[.A50])+(1-0.577)+[.B50]" office:value-type="float" office:value="0.968685424949238" calcext:value-type="float">
            <text:p>0.9686854249492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4*SQRT([.A51])-2)/[.A51]" office:value-type="float" office:value="0.520896347336694" calcext:value-type="float">
            <text:p>0.520896347336694</text:p>
          </table:table-cell>
          <table:table-cell table:formula="of:=(1/[.A51])+(1-0.577)+[.B51]" office:value-type="float" office:value="0.963504190473949" calcext:value-type="float">
            <text:p>0.9635041904739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4*SQRT([.A52])-2)/[.A52]" office:value-type="float" office:value="0.516238657763691" calcext:value-type="float">
            <text:p>0.516238657763691</text:p>
          </table:table-cell>
          <table:table-cell table:formula="of:=(1/[.A52])+(1-0.577)+[.B52]" office:value-type="float" office:value="0.95846942699446" calcext:value-type="float">
            <text:p>0.958469426994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4*SQRT([.A53])-2)/[.A53]" office:value-type="float" office:value="0.511706406738152" calcext:value-type="float">
            <text:p>0.511706406738152</text:p>
          </table:table-cell>
          <table:table-cell table:formula="of:=(1/[.A53])+(1-0.577)+[.B53]" office:value-type="float" office:value="0.953574331266454" calcext:value-type="float">
            <text:p>0.9535743312664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4*SQRT([.A54])-2)/[.A54]" office:value-type="float" office:value="0.50729401691478" calcext:value-type="float">
            <text:p>0.50729401691478</text:p>
          </table:table-cell>
          <table:table-cell table:formula="of:=(1/[.A54])+(1-0.577)+[.B54]" office:value-type="float" office:value="0.948812535433299" calcext:value-type="float">
            <text:p>0.9488125354332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4*SQRT([.A55])-2)/[.A55]" office:value-type="float" office:value="0.502996253606957" calcext:value-type="float">
            <text:p>0.502996253606957</text:p>
          </table:table-cell>
          <table:table-cell table:formula="of:=(1/[.A55])+(1-0.577)+[.B55]" office:value-type="float" office:value="0.944178071788775" calcext:value-type="float">
            <text:p>0.9441780717887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4*SQRT([.A56])-2)/[.A56]" office:value-type="float" office:value="0.498808198110563" calcext:value-type="float">
            <text:p>0.498808198110563</text:p>
          </table:table-cell>
          <table:table-cell table:formula="of:=(1/[.A56])+(1-0.577)+[.B56]" office:value-type="float" office:value="0.939665340967706" calcext:value-type="float">
            <text:p>0.9396653409677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4*SQRT([.A57])-2)/[.A57]" office:value-type="float" office:value="0.494725223527772" calcext:value-type="float">
            <text:p>0.494725223527772</text:p>
          </table:table-cell>
          <table:table-cell table:formula="of:=(1/[.A57])+(1-0.577)+[.B57]" office:value-type="float" office:value="0.935269083176895" calcext:value-type="float">
            <text:p>0.9352690831768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4*SQRT([.A58])-2)/[.A58]" office:value-type="float" office:value="0.490742972818201" calcext:value-type="float">
            <text:p>0.490742972818201</text:p>
          </table:table-cell>
          <table:table-cell table:formula="of:=(1/[.A58])+(1-0.577)+[.B58]" office:value-type="float" office:value="0.930984352128545" calcext:value-type="float">
            <text:p>0.9309843521285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4*SQRT([.A59])-2)/[.A59]" office:value-type="float" office:value="0.48685733883855" calcext:value-type="float">
            <text:p>0.48685733883855</text:p>
          </table:table-cell>
          <table:table-cell table:formula="of:=(1/[.A59])+(1-0.577)+[.B59]" office:value-type="float" office:value="0.926806491380923" calcext:value-type="float">
            <text:p>0.9268064913809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4*SQRT([.A60])-2)/[.A60]" office:value-type="float" office:value="0.483064446160989" calcext:value-type="float">
            <text:p>0.483064446160989</text:p>
          </table:table-cell>
          <table:table-cell table:formula="of:=(1/[.A60])+(1-0.577)+[.B60]" office:value-type="float" office:value="0.922731112827656" calcext:value-type="float">
            <text:p>0.9227311128276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4*SQRT([.A61])-2)/[.A61]" office:value-type="float" office:value="0.479360634485682" calcext:value-type="float">
            <text:p>0.479360634485682</text:p>
          </table:table-cell>
          <table:table-cell table:formula="of:=(1/[.A61])+(1-0.577)+[.B61]" office:value-type="float" office:value="0.918754077108633" calcext:value-type="float">
            <text:p>0.9187540771086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4*SQRT([.A62])-2)/[.A62]" office:value-type="float" office:value="0.475742443484633" calcext:value-type="float">
            <text:p>0.475742443484633</text:p>
          </table:table-cell>
          <table:table-cell table:formula="of:=(1/[.A62])+(1-0.577)+[.B62]" office:value-type="float" office:value="0.914871475742697" calcext:value-type="float">
            <text:p>0.9148714757426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4*SQRT([.A63])-2)/[.A63]" office:value-type="float" office:value="0.472206598932938" calcext:value-type="float">
            <text:p>0.472206598932938</text:p>
          </table:table-cell>
          <table:table-cell table:formula="of:=(1/[.A63])+(1-0.577)+[.B63]" office:value-type="float" office:value="0.911079614805954" calcext:value-type="float">
            <text:p>0.9110796148059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4*SQRT([.A64])-2)/[.A64]" office:value-type="float" office:value="0.46875" calcext:value-type="float">
            <text:p>0.46875</text:p>
          </table:table-cell>
          <table:table-cell table:formula="of:=(1/[.A64])+(1-0.577)+[.B64]" office:value-type="float" office:value="0.907375" calcext:value-type="float">
            <text:p>0.9073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4*SQRT([.A65])-2)/[.A65]" office:value-type="float" office:value="0.465369707587603" calcext:value-type="float">
            <text:p>0.465369707587603</text:p>
          </table:table-cell>
          <table:table-cell table:formula="of:=(1/[.A65])+(1-0.577)+[.B65]" office:value-type="float" office:value="0.903754322972218" calcext:value-type="float">
            <text:p>0.9037543229722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4*SQRT([.A66])-2)/[.A66]" office:value-type="float" office:value="0.462062933614301" calcext:value-type="float">
            <text:p>0.462062933614301</text:p>
          </table:table-cell>
          <table:table-cell table:formula="of:=(1/[.A66])+(1-0.577)+[.B66]" office:value-type="float" office:value="0.900214448765816" calcext:value-type="float">
            <text:p>0.9002144487658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4*SQRT([.A67])-2)/[.A67]" office:value-type="float" office:value="0.458827031156564" calcext:value-type="float">
            <text:p>0.458827031156564</text:p>
          </table:table-cell>
          <table:table-cell table:formula="of:=(1/[.A67])+(1-0.577)+[.B67]" office:value-type="float" office:value="0.896752404290893" calcext:value-type="float">
            <text:p>0.89675240429089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4*SQRT([.A68])-2)/[.A68]" office:value-type="float" office:value="0.455659485366784" calcext:value-type="float">
            <text:p>0.455659485366784</text:p>
          </table:table-cell>
          <table:table-cell table:formula="of:=(1/[.A68])+(1-0.577)+[.B68]" office:value-type="float" office:value="0.893365367719725" calcext:value-type="float">
            <text:p>0.8933653677197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4*SQRT([.A69])-2)/[.A69]" office:value-type="float" office:value="0.4525579050967" calcext:value-type="float">
            <text:p>0.4525579050967</text:p>
          </table:table-cell>
          <table:table-cell table:formula="of:=(1/[.A69])+(1-0.577)+[.B69]" office:value-type="float" office:value="0.890050658719888" calcext:value-type="float">
            <text:p>0.8900506587198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4*SQRT([.A70])-2)/[.A70]" office:value-type="float" office:value="0.449520015162329" calcext:value-type="float">
            <text:p>0.449520015162329</text:p>
          </table:table-cell>
          <table:table-cell table:formula="of:=(1/[.A70])+(1-0.577)+[.B70]" office:value-type="float" office:value="0.886805729448043" calcext:value-type="float">
            <text:p>0.8868057294480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4*SQRT([.A71])-2)/[.A71]" office:value-type="float" office:value="0.446543649193034" calcext:value-type="float">
            <text:p>0.446543649193034</text:p>
          </table:table-cell>
          <table:table-cell table:formula="of:=(1/[.A71])+(1-0.577)+[.B71]" office:value-type="float" office:value="0.883628156235288" calcext:value-type="float">
            <text:p>0.8836281562352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4*SQRT([.A72])-2)/[.A72]" office:value-type="float" office:value="0.443626743013254" calcext:value-type="float">
            <text:p>0.443626743013254</text:p>
          </table:table-cell>
          <table:table-cell table:formula="of:=(1/[.A72])+(1-0.577)+[.B72]" office:value-type="float" office:value="0.880515631902143" calcext:value-type="float">
            <text:p>0.8805156319021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4*SQRT([.A73])-2)/[.A73]" office:value-type="float" office:value="0.44076732851055" calcext:value-type="float">
            <text:p>0.44076732851055</text:p>
          </table:table-cell>
          <table:table-cell table:formula="of:=(1/[.A73])+(1-0.577)+[.B73]" office:value-type="float" office:value="0.877465958647536" calcext:value-type="float">
            <text:p>0.8774659586475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4*SQRT([.A74])-2)/[.A74]" office:value-type="float" office:value="0.43796352794825" calcext:value-type="float">
            <text:p>0.43796352794825</text:p>
          </table:table-cell>
          <table:table-cell table:formula="of:=(1/[.A74])+(1-0.577)+[.B74]" office:value-type="float" office:value="0.874477041461764" calcext:value-type="float">
            <text:p>0.8744770414617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4*SQRT([.A75])-2)/[.A75]" office:value-type="float" office:value="0.435213548685034" calcext:value-type="float">
            <text:p>0.435213548685034</text:p>
          </table:table-cell>
          <table:table-cell table:formula="of:=(1/[.A75])+(1-0.577)+[.B75]" office:value-type="float" office:value="0.871546882018367" calcext:value-type="float">
            <text:p>0.8715468820183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4*SQRT([.A76])-2)/[.A76]" office:value-type="float" office:value="0.432515678267439" calcext:value-type="float">
            <text:p>0.432515678267439</text:p>
          </table:table-cell>
          <table:table-cell table:formula="of:=(1/[.A76])+(1-0.577)+[.B76]" office:value-type="float" office:value="0.868673573004281" calcext:value-type="float">
            <text:p>0.8686735730042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4*SQRT([.A77])-2)/[.A77]" office:value-type="float" office:value="0.429868279864526" calcext:value-type="float">
            <text:p>0.429868279864526</text:p>
          </table:table-cell>
          <table:table-cell table:formula="of:=(1/[.A77])+(1-0.577)+[.B77]" office:value-type="float" office:value="0.865855292851539" calcext:value-type="float">
            <text:p>0.8658552928515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4*SQRT([.A78])-2)/[.A78]" office:value-type="float" office:value="0.427269788016813" calcext:value-type="float">
            <text:p>0.427269788016813</text:p>
          </table:table-cell>
          <table:table-cell table:formula="of:=(1/[.A78])+(1-0.577)+[.B78]" office:value-type="float" office:value="0.863090300837326" calcext:value-type="float">
            <text:p>0.8630903008373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4*SQRT([.A79])-2)/[.A79]" office:value-type="float" office:value="0.424718704674207" calcext:value-type="float">
            <text:p>0.424718704674207</text:p>
          </table:table-cell>
          <table:table-cell table:formula="of:=(1/[.A79])+(1-0.577)+[.B79]" office:value-type="float" office:value="0.860376932522308" calcext:value-type="float">
            <text:p>0.8603769325223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4*SQRT([.A80])-2)/[.A80]" office:value-type="float" office:value="0.422213595499958" calcext:value-type="float">
            <text:p>0.422213595499958</text:p>
          </table:table-cell>
          <table:table-cell table:formula="of:=(1/[.A80])+(1-0.577)+[.B80]" office:value-type="float" office:value="0.857713595499958" calcext:value-type="float">
            <text:p>0.8577135954999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4*SQRT([.A81])-2)/[.A81]" office:value-type="float" office:value="0.419753086419753" calcext:value-type="float">
            <text:p>0.419753086419753</text:p>
          </table:table-cell>
          <table:table-cell table:formula="of:=(1/[.A81])+(1-0.577)+[.B81]" office:value-type="float" office:value="0.855098765432099" calcext:value-type="float">
            <text:p>0.8550987654320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4*SQRT([.A82])-2)/[.A82]" office:value-type="float" office:value="0.417335860396947" calcext:value-type="float">
            <text:p>0.417335860396947</text:p>
          </table:table-cell>
          <table:table-cell table:formula="of:=(1/[.A82])+(1-0.577)+[.B82]" office:value-type="float" office:value="0.852530982348167" calcext:value-type="float">
            <text:p>0.8525309823481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4*SQRT([.A83])-2)/[.A83]" office:value-type="float" office:value="0.414960654416593" calcext:value-type="float">
            <text:p>0.414960654416593</text:p>
          </table:table-cell>
          <table:table-cell table:formula="of:=(1/[.A83])+(1-0.577)+[.B83]" office:value-type="float" office:value="0.850008847187677" calcext:value-type="float">
            <text:p>0.8500088471876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4*SQRT([.A84])-2)/[.A84]" office:value-type="float" office:value="0.412626256662461" calcext:value-type="float">
            <text:p>0.412626256662461</text:p>
          </table:table-cell>
          <table:table-cell table:formula="of:=(1/[.A84])+(1-0.577)+[.B84]" office:value-type="float" office:value="0.847531018567223" calcext:value-type="float">
            <text:p>0.8475310185672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4*SQRT([.A85])-2)/[.A85]" office:value-type="float" office:value="0.410331503872606" calcext:value-type="float">
            <text:p>0.410331503872606</text:p>
          </table:table-cell>
          <table:table-cell table:formula="of:=(1/[.A85])+(1-0.577)+[.B85]" office:value-type="float" office:value="0.845096209754959" calcext:value-type="float">
            <text:p>0.8450962097549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4*SQRT([.A86])-2)/[.A86]" office:value-type="float" office:value="0.408075278860265" calcext:value-type="float">
            <text:p>0.408075278860265</text:p>
          </table:table-cell>
          <table:table-cell table:formula="of:=(1/[.A86])+(1-0.577)+[.B86]" office:value-type="float" office:value="0.842703185837009" calcext:value-type="float">
            <text:p>0.8427031858370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4*SQRT([.A87])-2)/[.A87]" office:value-type="float" office:value="0.405856508187992" calcext:value-type="float">
            <text:p>0.405856508187992</text:p>
          </table:table-cell>
          <table:table-cell table:formula="of:=(1/[.A87])+(1-0.577)+[.B87]" office:value-type="float" office:value="0.840350761061555" calcext:value-type="float">
            <text:p>0.8403507610615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4*SQRT([.A88])-2)/[.A88]" office:value-type="float" office:value="0.403674159983948" calcext:value-type="float">
            <text:p>0.403674159983948</text:p>
          </table:table-cell>
          <table:table-cell table:formula="of:=(1/[.A88])+(1-0.577)+[.B88]" office:value-type="float" office:value="0.838037796347585" calcext:value-type="float">
            <text:p>0.8380377963475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4*SQRT([.A89])-2)/[.A89]" office:value-type="float" office:value="0.401527241890184" calcext:value-type="float">
            <text:p>0.401527241890184</text:p>
          </table:table-cell>
          <table:table-cell table:formula="of:=(1/[.A89])+(1-0.577)+[.B89]" office:value-type="float" office:value="0.835763196946364" calcext:value-type="float">
            <text:p>0.8357631969463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4*SQRT([.A90])-2)/[.A90]" office:value-type="float" office:value="0.399414799133562" calcext:value-type="float">
            <text:p>0.399414799133562</text:p>
          </table:table-cell>
          <table:table-cell table:formula="of:=(1/[.A90])+(1-0.577)+[.B90]" office:value-type="float" office:value="0.833525910244673" calcext:value-type="float">
            <text:p>0.8335259102446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4*SQRT([.A91])-2)/[.A91]" office:value-type="float" office:value="0.397335912710745" calcext:value-type="float">
            <text:p>0.397335912710745</text:p>
          </table:table-cell>
          <table:table-cell table:formula="of:=(1/[.A91])+(1-0.577)+[.B91]" office:value-type="float" office:value="0.831324923699756" calcext:value-type="float">
            <text:p>0.8313249236997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4*SQRT([.A92])-2)/[.A92]" office:value-type="float" office:value="0.395289697679367" calcext:value-type="float">
            <text:p>0.395289697679367</text:p>
          </table:table-cell>
          <table:table-cell table:formula="of:=(1/[.A92])+(1-0.577)+[.B92]" office:value-type="float" office:value="0.829159262896758" calcext:value-type="float">
            <text:p>0.82915926289675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4*SQRT([.A93])-2)/[.A93]" office:value-type="float" office:value="0.393275301548084" calcext:value-type="float">
            <text:p>0.393275301548084</text:p>
          </table:table-cell>
          <table:table-cell table:formula="of:=(1/[.A93])+(1-0.577)+[.B93]" office:value-type="float" office:value="0.827027989720127" calcext:value-type="float">
            <text:p>0.8270279897201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4*SQRT([.A94])-2)/[.A94]" office:value-type="float" office:value="0.391291902758836" calcext:value-type="float">
            <text:p>0.391291902758836</text:p>
          </table:table-cell>
          <table:table-cell table:formula="of:=(1/[.A94])+(1-0.577)+[.B94]" office:value-type="float" office:value="0.824930200631177" calcext:value-type="float">
            <text:p>0.8249302006311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4*SQRT([.A95])-2)/[.A95]" office:value-type="float" office:value="0.389338709255114" calcext:value-type="float">
            <text:p>0.389338709255114</text:p>
          </table:table-cell>
          <table:table-cell table:formula="of:=(1/[.A95])+(1-0.577)+[.B95]" office:value-type="float" office:value="0.822865025044588" calcext:value-type="float">
            <text:p>0.8228650250445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4*SQRT([.A96])-2)/[.A96]" office:value-type="float" office:value="0.38741495713053" calcext:value-type="float">
            <text:p>0.38741495713053</text:p>
          </table:table-cell>
          <table:table-cell table:formula="of:=(1/[.A96])+(1-0.577)+[.B96]" office:value-type="float" office:value="0.820831623797196" calcext:value-type="float">
            <text:p>0.8208316237971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4*SQRT([.A97])-2)/[.A97]" office:value-type="float" office:value="0.385519909352417" calcext:value-type="float">
            <text:p>0.385519909352417</text:p>
          </table:table-cell>
          <table:table-cell table:formula="of:=(1/[.A97])+(1-0.577)+[.B97]" office:value-type="float" office:value="0.818829187702932" calcext:value-type="float">
            <text:p>0.8188291877029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4*SQRT([.A98])-2)/[.A98]" office:value-type="float" office:value="0.383652854555578" calcext:value-type="float">
            <text:p>0.383652854555578</text:p>
          </table:table-cell>
          <table:table-cell table:formula="of:=(1/[.A98])+(1-0.577)+[.B98]" office:value-type="float" office:value="0.816856936188231" calcext:value-type="float">
            <text:p>0.8168569361882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4*SQRT([.A99])-2)/[.A99]" office:value-type="float" office:value="0.381813105901665" calcext:value-type="float">
            <text:p>0.381813105901665</text:p>
          </table:table-cell>
          <table:table-cell table:formula="of:=(1/[.A99])+(1-0.577)+[.B99]" office:value-type="float" office:value="0.814914116002675" calcext:value-type="float">
            <text:p>0.8149141160026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4*SQRT([.A100])-2)/[.A100]" office:value-type="float" office:value="0.38" calcext:value-type="float">
            <text:p>0.38</text:p>
          </table:table-cell>
          <table:table-cell table:formula="of:=(1/[.A100])+(1-0.577)+[.B100]" office:value-type="float" office:value="0.813" calcext:value-type="float">
            <text:p>0.8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22:25:06.139000000</meta:creation-date>
    <dc:date>2017-03-16T22:43:27.782000000</dc:date>
    <meta:editing-duration>PT8M11S</meta:editing-duration>
    <meta:editing-cycles>1</meta:editing-cycles>
    <meta:document-statistic meta:table-count="1" meta:cell-count="300" meta:object-count="0"/>
    <meta:generator>LibreOffice/5.2.2.2$Windows_x86 LibreOffice_project/8f96e87c890bf8fa77463cd4b640a2312823f3ad</meta:generator>
  </office:meta>
</office:document-meta>
</file>